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ÚTIL</text:h>
      <text:p text:style-name="First_20_paragraph">G. V. WIGRAM</text:p>
      <text:p text:style-name="Text_20_body">Por que afinal o cristão é deixado no mundo? Se um homem constrói um relógio, ele o faz para um propósito. Ele o faz com ponteiros para mostrar o tempo; e assim, os cristãos são como membros vivos de Cristo aqui no mundo -- feitos para serem usados, para servir a Cristo.</text:p>
      <text:p text:style-name="Text_20_body">Por que você não se converteu um pouco antes de morrer? Deus teria poupado muitos problemas, e muita desonra, se Ele tivesse nos convertido um pouco antes de morrermos. Mas Deus quis ser honrado por nós neste mundo.</text:p>
      <text:p text:style-name="Text_20_body">Como o relógio é feito para mostrar o tempo, assim o povo de Deus, para dar-Lhe as Suas glórias. Um relógio se torna inútil se não estiver funcionando corretamente; e você nunca encotrará um corpo em perfeita saúde, se não estiver em atividade. Nas coisas espirituais, você nunca encontrará um cristão em saudável condição, que não faça do seu corpo um sacrifício vivo a Deus (<text:a xlink:type="simple" xlink:href="http://bibliaonline.com.br/acf/rm/12/1" text:style-name="Internet_20_link" text:visited-style-name="Visited_20_Internet_20_Link"><text:span text:style-name="Definition">Romanos 12:1</text:span></text:a>). Um cristão tem que estar cheio de gozo e do Espírito Santo.</text:p>
      <text:p text:style-name="Text_20_body">G. V. Wi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ÚTIL</dc:title>
    <dc:date>2019-04-07T18:33:29.543643869</dc:date>
    <meta:editing-duration>PT5S</meta:editing-duration>
    <meta:editing-cycles>1</meta:editing-cycles>
    <meta:document-statistic meta:table-count="0" meta:image-count="0" meta:object-count="0" meta:page-count="1" meta:paragraph-count="7" meta:word-count="177" meta:character-count="967" meta:non-whitespace-character-count="796"/>
    <meta:generator>LibreOffice/6.0.7.3$Linux_X86_64 LibreOffice_project/00m0$Build-3</meta:generator>
  </office:meta>
</office:document-meta>
</file>